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 este es un momento clave porque aquí defines la <text:span text:style-name="Strong_20_Emphasis">identidad visual de todo el proyecto</text:span>. Vamos a construir un carrusel que se sienta como una <text:span text:style-name="Strong_20_Emphasis">revelación progresiva</text:span>.</text:p>
      <text:p text:style-name="Text_20_body">Te dejo prompts optimizados, coherentes entre sí (muy importante), listos para copiar:</text:p>
      <text:p text:style-name="Horizontal_20_Line"/>
      <text:h text:style-name="Heading_20_2" text:outline-level="2">🎯 Estilo base (usar en TODOS los prompts)</text:h>
      <text:p text:style-name="Text_20_body">Puedes copiar esto al final de cada prompt para mantener consistencia:</text:p>
      <text:p text:style-name="Quotations"><text:span text:style-name="Emphasis">cinematic fantasy realism, ancient ruins, mysterious atmosphere, soft volumetric lighting, dark tones with subtle golden glow, highly detailed, epic composition, 4k</text:span></text:p>
      <text:p text:style-name="Horizontal_20_Line"/>
      <text:h text:style-name="Heading_20_2" text:outline-level="2">🖼️ Slide 1</text:h>
      <text:p text:style-name="Quotations"><text:span text:style-name="Emphasis">"She found the remains of a forgotten civilization."</text:span></text:p>
      <text:p text:style-name="Text_20_body"><text:span text:style-name="Strong_20_Emphasis">Prompt:</text:span></text:p>
      <text:p text:style-name="Quotations"><text:span text:style-name="Emphasis">A lone female adventurer standing before vast ancient ruins covered in moss and time, colossal broken structures emerging from the earth, sense of discovery and awe, wide cinematic shot, the character small compared to the environment, mysterious and ancient atmosphere</text:span></text:p>
      <text:p text:style-name="Horizontal_20_Line"/>
      <text:h text:style-name="Heading_20_2" text:outline-level="2">🖼️ Slide 2</text:h>
      <text:p text:style-name="Quotations"><text:span text:style-name="Emphasis">"They were not ruins… they were answers."</text:span></text:p>
      <text:p text:style-name="Text_20_body"><text:span text:style-name="Strong_20_Emphasis">Prompt:</text:span></text:p>
      <text:p text:style-name="Quotations"><text:span text:style-name="Emphasis">Ancient stone structures with glowing engravings and symbols carved into the walls, faint golden light emanating from the inscriptions, suggesting hidden knowledge, mystical and symbolic, focus on the carvings as if they hold meaning beyond ruins</text:span></text:p>
      <text:p text:style-name="Horizontal_20_Line"/>
      <text:h text:style-name="Heading_20_2" text:outline-level="2">🖼️ Slide 3</text:h>
      <text:p text:style-name="Quotations"><text:span text:style-name="Emphasis">"The engravings bore a name: Fabhrius."</text:span></text:p>
      <text:p text:style-name="Text_20_body"><text:span text:style-name="Strong_20_Emphasis">Prompt:</text:span></text:p>
      <text:p text:style-name="Quotations"><text:span text:style-name="Emphasis">Close-up of an ancient stone wall with a single word engraved: "Fabhrius", glowing softly with golden light, weathered texture, deep shadows, mystical and sacred feeling, cinematic focus, dramatic lighting</text:span></text:p>
      <text:p text:style-name="Horizontal_20_Line"><text:soft-page-break/></text:p>
      <text:h text:style-name="Heading_20_2" text:outline-level="2">🖼️ Slide 4</text:h>
      <text:p text:style-name="Quotations"><text:span text:style-name="Emphasis">"They did not explain the world. They revealed what we are."</text:span></text:p>
      <text:p text:style-name="Text_20_body"><text:span text:style-name="Strong_20_Emphasis">Prompt:</text:span></text:p>
      <text:p text:style-name="Quotations"><text:span text:style-name="Emphasis">A surreal ancient chamber with symbols connecting like a network, resembling patterns of life or intelligence, faint human silhouette blending with the environment, suggesting unity between humans and something greater, philosophical and mysterious tone</text:span></text:p>
      <text:p text:style-name="Horizontal_20_Line"/>
      <text:h text:style-name="Heading_20_2" text:outline-level="2">🖼️ Slide 5</text:h>
      <text:p text:style-name="Quotations"><text:span text:style-name="Emphasis">"I am reconstructing that knowledge now."</text:span></text:p>
      <text:p text:style-name="Text_20_body"><text:span text:style-name="Strong_20_Emphasis">Prompt:</text:span></text:p>
      <text:p text:style-name="Quotations"><text:span text:style-name="Emphasis">A lone figure (Elara) studying ancient texts or glowing symbols in the ruins, surrounded by fragments of knowledge, soft golden light illuminating her, sense of purpose and reconstruction, cinematic and introspective atmosphere</text:span></text:p>
      <text:p text:style-name="Horizontal_20_Line"/>
      <text:h text:style-name="Heading_20_2" text:outline-level="2">🔥 Consejo MUY importante</text:h>
      <text:p text:style-name="Text_20_body">Para que el carrusel funcione como una sola pieza:</text:p>
      <text:list xml:id="list3908961657" text:style-name="L1">
        <text:list-item>
          <text:p text:style-name="P1">Mantén:</text:p>
          <text:list>
            <text:list-item>
              <text:p text:style-name="P1">misma paleta (oscuros + dorado)</text:p>
            </text:list-item>
            <text:list-item>
              <text:p text:style-name="P1">misma iluminación (luz suave, volumétrica)</text:p>
            </text:list-item>
            <text:list-item>
              <text:p text:style-name="P1">misma estética (realista + mística)</text:p>
            </text:list-item>
          </text:list>
        </text:list-item>
        <text:list-item>
          <text:p text:style-name="P1">Evita estilos diferentes entre imágenes (esto rompe la inmersión)</text:p>
        </text:list-item>
      </text:list>
      <text:p text:style-name="Horizontal_20_Line"/>
      <text:h text:style-name="Heading_20_2" text:outline-level="2">💡 Bonus (nivel pro)</text:h>
      <text:p text:style-name="Text_20_body">Si tu herramienta lo permite, añade:</text:p>
      <text:list xml:id="list4190618949" text:style-name="L2">
        <text:list-item>
          <text:p text:style-name="P2"><text:span text:style-name="Strong_20_Emphasis">aspect ratio 4:5</text:span> (ideal para Instagram)</text:p>
        </text:list-item>
        <text:list-item>
          <text:p text:style-name="P2"><text:span text:style-name="Strong_20_Emphasis">seed fija</text:span> (para coherencia visual entre imágenes)</text:p>
        </text:list-item>
      </text:list>
      <text:p text:style-name="Horizontal_20_Line"/>
      <text:p text:style-name="Text_20_body"><text:soft-page-break/>Si quieres, el siguiente paso puede ser:<text:line-break/>👉 diseñar los prompts para los <text:span text:style-name="Strong_20_Emphasis">posts 1–4 de X</text:span>, manteniendo exactamente este mismo universo visual (eso te da una marca súper sólida desde el día 1).</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4-06T16:15:03.898000000</meta:creation-date>
    <dc:date>2026-04-06T16:16:30.052000000</dc:date>
    <meta:editing-duration>PT1M26S</meta:editing-duration>
    <meta:editing-cycles>1</meta:editing-cycles>
    <meta:document-statistic meta:table-count="0" meta:image-count="0" meta:object-count="0" meta:page-count="3" meta:paragraph-count="37" meta:word-count="412" meta:character-count="2639" meta:non-whitespace-character-count="2271"/>
    <meta:generator>LibreOffice/7.3.5.2$Windows_X86_64 LibreOffice_project/184fe81b8c8c30d8b5082578aee2fed2ea847c01</meta:generator>
  </office:meta>
</office:document-meta>
</file>